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55pt"/>
    </style:style>
    <style:style style:name="co2" style:family="table-column">
      <style:table-column-properties fo:break-before="auto" style:column-width="75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07.04pt"/>
    </style:style>
    <style:style style:name="co6" style:family="table-column">
      <style:table-column-properties fo:break-before="auto" style:column-width="83.4pt"/>
    </style:style>
    <style:style style:name="co7" style:family="table-column">
      <style:table-column-properties fo:break-before="auto" style:column-width="90.85pt"/>
    </style:style>
    <style:style style:name="co8" style:family="table-column">
      <style:table-column-properties fo:break-before="auto" style:column-width="12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B10"/>
      <style:map style:condition="cell-content()&lt;[.K3]" style:apply-style-name="Bad" style:base-cell-address="Sheet1.B10"/>
    </style:style>
    <style:style style:name="ce5" style:family="table-cell" style:parent-style-name="Default">
      <style:map style:condition="cell-content()&gt;[.H3]" style:apply-style-name="Good" style:base-cell-address="Sheet1.B11"/>
      <style:map style:condition="cell-content()&lt;[.H3]" style:apply-style-name="Bad" style:base-cell-address="Sheet1.B11"/>
    </style:style>
    <style:style style:name="ce6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B18"/>
      <style:map style:condition="cell-content()&lt;[.K4]" style:apply-style-name="Bad" style:base-cell-address="Sheet1.B18"/>
    </style:style>
    <style:style style:name="ce7" style:family="table-cell" style:parent-style-name="Default">
      <style:map style:condition="cell-content()&gt;[.H4]" style:apply-style-name="Good" style:base-cell-address="Sheet1.B19"/>
      <style:map style:condition="cell-content()&lt;[.H4]" style:apply-style-name="Bad" style:base-cell-address="Sheet1.B19"/>
    </style:style>
    <style:style style:name="ce21" style:family="table-cell" style:parent-style-name="Default">
      <style:table-cell-properties fo:border-bottom="none" fo:border-left="none" fo:border-right="none" fo:border-top="0.99pt solid #000000"/>
      <style:map style:condition="cell-content()&gt;=[.K5]" style:apply-style-name="Good" style:base-cell-address="Sheet1.B26"/>
      <style:map style:condition="cell-content()&lt;[.K5]" style:apply-style-name="Bad" style:base-cell-address="Sheet1.B26"/>
    </style:style>
    <style:style style:name="ce22" style:family="table-cell" style:parent-style-name="Default">
      <style:map style:condition="cell-content()&gt;[.H5]" style:apply-style-name="Good" style:base-cell-address="Sheet1.B27"/>
      <style:map style:condition="cell-content()&lt;[.H5]" style:apply-style-name="Bad" style:base-cell-address="Sheet1.B27"/>
    </style:style>
    <style:style style:name="ce8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C10"/>
      <style:map style:condition="cell-content()&lt;[.K3]" style:apply-style-name="Bad" style:base-cell-address="Sheet1.C10"/>
    </style:style>
    <style:style style:name="ce9" style:family="table-cell" style:parent-style-name="Default">
      <style:map style:condition="cell-content()&lt;[.H3]" style:apply-style-name="Bad" style:base-cell-address="Sheet1.C11"/>
      <style:map style:condition="cell-content()&gt;=[.H3]" style:apply-style-name="Good" style:base-cell-address="Sheet1.C11"/>
    </style:style>
    <style:style style:name="ce10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C18"/>
      <style:map style:condition="cell-content()&lt;[.K4]" style:apply-style-name="Bad" style:base-cell-address="Sheet1.C18"/>
    </style:style>
    <style:style style:name="ce11" style:family="table-cell" style:parent-style-name="Default">
      <style:map style:condition="cell-content()&lt;[.H4]" style:apply-style-name="Bad" style:base-cell-address="Sheet1.C19"/>
      <style:map style:condition="cell-content()&gt;=[.H4]" style:apply-style-name="Good" style:base-cell-address="Sheet1.C19"/>
    </style:style>
    <style:style style:name="ce27" style:family="table-cell" style:parent-style-name="Default">
      <style:table-cell-properties fo:border-bottom="none" fo:border-left="none" fo:border-right="none" fo:border-top="0.99pt solid #000000"/>
      <style:map style:condition="cell-content()&gt;=[.K5]" style:apply-style-name="Good" style:base-cell-address="Sheet1.C26"/>
      <style:map style:condition="cell-content()&lt;[.K5]" style:apply-style-name="Bad" style:base-cell-address="Sheet1.C26"/>
    </style:style>
    <style:style style:name="ce28" style:family="table-cell" style:parent-style-name="Default">
      <style:map style:condition="cell-content()&lt;[.H5]" style:apply-style-name="Bad" style:base-cell-address="Sheet1.C27"/>
      <style:map style:condition="cell-content()&gt;=[.H5]" style:apply-style-name="Good" style:base-cell-address="Sheet1.C27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age: Electio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ys Required</text:p>
          </table:table-cell>
          <table:table-cell table:style-name="ce2" office:value-type="string" calcext:value-type="string">
            <text:p>Days / Turn Min</text:p>
          </table:table-cell>
          <table:table-cell table:style-name="ce2" office:value-type="string" calcext:value-type="string">
            <text:p>Days / Turn Max</text:p>
          </table:table-cell>
          <table:table-cell table:style-name="ce2" office:value-type="string" calcext:value-type="string">
            <text:p>Required (Min) Event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" office:value-type="string" calcext:value-type="string">
            <text:p>Election</text:p>
          </table:table-cell>
          <table:table-cell office:value-type="float" office:value="481" calcext:value-type="float">
            <text:p>48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3] / [.I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 Elect</text:p>
          </table:table-cell>
          <table:table-cell table:formula="of:=554 - [.H3]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4] / [.I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table:formula="of:= 2015 - 554" office:value-type="float" office:value="1461" calcext:value-type="float">
            <text:p>146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5] / [.I5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13" table:formula="of:=SUM([.H3:.H5])" office:value-type="float" office:value="2015" calcext:value-type="float">
            <text:p>2015</text:p>
          </table:table-cell>
          <table:table-cell table:style-name="ce13" table:number-columns-repeated="2"/>
          <table:table-cell table:style-name="ce13" table:formula="of:=SUM([.K3:.K5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exta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 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4" table:formula="of:=SUM([.B3:.B9])" office:value-type="float" office:value="15" calcext:value-type="float">
            <text:p>15</text:p>
          </table:table-cell>
          <table:table-cell table:style-name="ce8" table:formula="of:=SUM([.C3:.C9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5" table:formula="of:=[.B10]*[.I3]" office:value-type="float" office:value="525" calcext:value-type="float">
            <text:p>525</text:p>
          </table:table-cell>
          <table:table-cell table:style-name="ce9" table:formula="of:=[.C10]*[.J3]" office:value-type="float" office:value="945" calcext:value-type="float">
            <text:p>94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tage: President Elec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ident Elec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6" table:formula="of:=SUM([.B16:.B17])" office:value-type="float" office:value="4" calcext:value-type="float">
            <text:p>4</text:p>
          </table:table-cell>
          <table:table-cell table:style-name="ce10" table:formula="of:=SUM([.C16:.C17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7" table:formula="of:=[.B18]*[.I4]" office:value-type="float" office:value="140" calcext:value-type="float">
            <text:p>140</text:p>
          </table:table-cell>
          <table:table-cell table:style-name="ce11" table:formula="of:=[.C18]*[.J4]" office:value-type="float" office:value="225" calcext:value-type="float">
            <text:p>22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tage: Presiden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or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21" table:formula="of:=SUM([.B24:.B25])" office:value-type="float" office:value="2" calcext:value-type="float">
            <text:p>2</text:p>
          </table:table-cell>
          <table:table-cell table:style-name="ce27" table:formula="of:=SUM([.C24:.C2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22" table:formula="of:=[.B26]*[.I5]" office:value-type="float" office:value="70" calcext:value-type="float">
            <text:p>70</text:p>
          </table:table-cell>
          <table:table-cell table:style-name="ce28" table:formula="of:=[.C26]*[.J5]" office:value-type="float" office:value="90" calcext:value-type="float">
            <text:p>90</text:p>
          </table:table-cell>
          <table:table-cell table:number-columns-repeated="8"/>
        </table:table-row>
        <calcext:conditional-formats>
          <calcext:conditional-format calcext:target-range-address="Sheet1.B11:Sheet1.B11">
            <calcext:condition calcext:apply-style-name="Good" calcext:value="&gt;[.H3]" calcext:base-cell-address="Sheet1.B11"/>
            <calcext:condition calcext:apply-style-name="Bad" calcext:value="&lt;[.H3]" calcext:base-cell-address="Sheet1.B11"/>
          </calcext:conditional-format>
          <calcext:conditional-format calcext:target-range-address="Sheet1.C11:Sheet1.C11">
            <calcext:condition calcext:apply-style-name="Bad" calcext:value="&lt;[.H3]" calcext:base-cell-address="Sheet1.C11"/>
            <calcext:condition calcext:apply-style-name="Good" calcext:value="&gt;=[.H3]" calcext:base-cell-address="Sheet1.C11"/>
          </calcext:conditional-format>
          <calcext:conditional-format calcext:target-range-address="Sheet1.B19:Sheet1.B19">
            <calcext:condition calcext:apply-style-name="Good" calcext:value="&gt;[.H4]" calcext:base-cell-address="Sheet1.B19"/>
            <calcext:condition calcext:apply-style-name="Bad" calcext:value="&lt;[.H4]" calcext:base-cell-address="Sheet1.B19"/>
          </calcext:conditional-format>
          <calcext:conditional-format calcext:target-range-address="Sheet1.C19:Sheet1.C19">
            <calcext:condition calcext:apply-style-name="Bad" calcext:value="&lt;[.H4]" calcext:base-cell-address="Sheet1.C19"/>
            <calcext:condition calcext:apply-style-name="Good" calcext:value="&gt;=[.H4]" calcext:base-cell-address="Sheet1.C19"/>
          </calcext:conditional-format>
          <calcext:conditional-format calcext:target-range-address="Sheet1.B18:Sheet1.B18">
            <calcext:condition calcext:apply-style-name="Good" calcext:value="&gt;=[.K4]" calcext:base-cell-address="Sheet1.B18"/>
            <calcext:condition calcext:apply-style-name="Bad" calcext:value="&lt;[.K4]" calcext:base-cell-address="Sheet1.B18"/>
          </calcext:conditional-format>
          <calcext:conditional-format calcext:target-range-address="Sheet1.C18:Sheet1.C18">
            <calcext:condition calcext:apply-style-name="Good" calcext:value="&gt;=[.K4]" calcext:base-cell-address="Sheet1.C18"/>
            <calcext:condition calcext:apply-style-name="Bad" calcext:value="&lt;[.K4]" calcext:base-cell-address="Sheet1.C18"/>
          </calcext:conditional-format>
          <calcext:conditional-format calcext:target-range-address="Sheet1.B10:Sheet1.B10">
            <calcext:condition calcext:apply-style-name="Good" calcext:value="&gt;=[.K3]" calcext:base-cell-address="Sheet1.B10"/>
            <calcext:condition calcext:apply-style-name="Bad" calcext:value="&lt;[.K3]" calcext:base-cell-address="Sheet1.B10"/>
          </calcext:conditional-format>
          <calcext:conditional-format calcext:target-range-address="Sheet1.C10:Sheet1.C10">
            <calcext:condition calcext:apply-style-name="Good" calcext:value="&gt;=[.K3]" calcext:base-cell-address="Sheet1.C10"/>
            <calcext:condition calcext:apply-style-name="Bad" calcext:value="&lt;[.K3]" calcext:base-cell-address="Sheet1.C10"/>
          </calcext:conditional-format>
          <calcext:conditional-format calcext:target-range-address="Sheet1.B26:Sheet1.B26">
            <calcext:condition calcext:apply-style-name="Good" calcext:value="&gt;=[.K5]" calcext:base-cell-address="Sheet1.B26"/>
            <calcext:condition calcext:apply-style-name="Bad" calcext:value="&lt;[.K5]" calcext:base-cell-address="Sheet1.B26"/>
          </calcext:conditional-format>
          <calcext:conditional-format calcext:target-range-address="Sheet1.C26:Sheet1.C26">
            <calcext:condition calcext:apply-style-name="Good" calcext:value="&gt;=[.K5]" calcext:base-cell-address="Sheet1.C26"/>
            <calcext:condition calcext:apply-style-name="Bad" calcext:value="&lt;[.K5]" calcext:base-cell-address="Sheet1.C26"/>
          </calcext:conditional-format>
          <calcext:conditional-format calcext:target-range-address="Sheet1.B27:Sheet1.B27">
            <calcext:condition calcext:apply-style-name="Good" calcext:value="&gt;[.H5]" calcext:base-cell-address="Sheet1.B27"/>
            <calcext:condition calcext:apply-style-name="Bad" calcext:value="&lt;[.H5]" calcext:base-cell-address="Sheet1.B27"/>
          </calcext:conditional-format>
          <calcext:conditional-format calcext:target-range-address="Sheet1.C27:Sheet1.C27">
            <calcext:condition calcext:apply-style-name="Bad" calcext:value="&lt;[.H5]" calcext:base-cell-address="Sheet1.C27"/>
            <calcext:condition calcext:apply-style-name="Good" calcext:value="&gt;=[.H5]" calcext:base-cell-address="Sheet1.C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3:42:56.128693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2:00:26.861198068</meta:creation-date>
    <dc:date>2017-07-31T13:46:37.639949053</dc:date>
    <meta:editing-duration>PT5M27S</meta:editing-duration>
    <meta:editing-cycles>2</meta:editing-cycles>
    <meta:generator>LibreOffice/5.3.1.2$Linux_X86_64 LibreOffice_project/30m0$Build-2</meta:generator>
    <meta:document-statistic meta:table-count="1" meta:cell-count="86" meta:object-count="0"/>
  </office:meta>
</office:document-meta>
</file>